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Main_20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202729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ff5252" style:text-line-through-style="none" style:text-line-through-type="none" style:text-position="0% 100%" style:font-name="Proxima Nova" fo:font-size="18pt" fo:letter-spacing="normal" fo:font-style="normal" style:text-underline-style="solid" style:text-underline-width="auto" style:text-underline-color="font-color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9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Sonosthesia</text:span></text:p>
          </draw:text-box>
        </draw:frame>
        <draw:frame draw:name="Shape 60" presentation:style-name="pr2" draw:text-style-name="P3" draw:layer="layout" svg:width="22.563cm" svg:height="1.749cm" svg:x="1.418cm" svg:y="8.84cm" presentation:class="subtitle" presentation:user-transformed="true">
          <draw:text-box>
            <text:p text:style-name="P1"><text:span text:style-name="T2">June 2017</text:span></text:p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1" presentation:class="page"/>
          <draw:frame draw:name="Shape 5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" draw:style-name="dp1" draw:master-page-name="Title_20_and_20_body" presentation:presentation-page-layout-name="AL2T1">
        <draw:frame draw:name="Shape 6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verview</text:span></text:p>
          </draw:text-box>
        </draw:frame>
        <draw:frame draw:name="Shape 66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Introduction to audio visual arts, creative coding and interactivity </text:span></text:p>
            <text:p text:style-name="P6"><text:span text:style-name="T4">VR game engines as platform for interactive audio visual arts</text:span></text:p>
            <text:p text:style-name="P6"><text:span text:style-name="T4">What VR game engines can’t do </text:span></text:p>
            <text:p text:style-name="P6"><text:span text:style-name="T4">Connecting software using a common language</text:span></text:p>
            <text:p text:style-name="P6"><text:span text:style-name="T4">Sonosthesia architecture and protocol</text:span></text:p>
            <text:p text:style-name="P6"><text:span text:style-name="T4">Example applications and setups</text:span></text:p>
            <text:p text:style-name="P6"><text:span text:style-name="T4"/></text:p>
          </draw:text-box>
        </draw:frame>
        <presentation:notes draw:style-name="dp2">
          <draw:page-thumbnail draw:name="Shape 62" draw:style-name="gr1" draw:layer="layout" svg:width="16.932cm" svg:height="9.524cm" svg:x="1.059cm" svg:y="1.905cm" draw:page-number="2" presentation:class="page"/>
          <draw:frame draw:name="Shape 6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dio visual arts" draw:style-name="dp1" draw:master-page-name="Main_20_point">
        <draw:frame draw:name="Shape 71" presentation:style-name="pr7" draw:text-style-name="P2" draw:layer="layout" svg:width="16.103cm" svg:height="11.362cm" svg:x="1.362cm" svg:y="1.462cm" presentation:class="title" presentation:user-transformed="true">
          <draw:text-box>
            <text:p text:style-name="P1"><text:span text:style-name="T5">Audio visual arts</text:span></text:p>
          </draw:text-box>
        </draw:frame>
        <presentation:notes draw:style-name="dp2">
          <draw:page-thumbnail draw:name="Shape 68" draw:style-name="gr1" draw:layer="layout" svg:width="16.932cm" svg:height="9.524cm" svg:x="1.059cm" svg:y="1.905cm" draw:page-number="3" presentation:class="page"/>
          <draw:frame draw:name="Shape 69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draw:name="Shape 76" presentation:style-name="pr5" draw:text-style-name="P7" draw:layer="layout" svg:width="23.667cm" svg:height="6.405cm" svg:x="0.866cm" svg:y="2.843cm" presentation:class="outline" presentation:user-transformed="true">
          <draw:text-box>
            <text:p text:style-name="P6"><text:span text:style-name="T4">Audiovisual art</text:span></text:p>
            <text:p text:style-name="P6"><text:span text:style-name="T4">Generative art</text:span></text:p>
            <text:p text:style-name="P6"><text:span text:style-name="T4">Creative coding</text:span></text:p>
            <text:p text:style-name="P6"><text:span text:style-name="T4">Computational creativity</text:span></text:p>
            <text:p text:style-name="P6"><text:span text:style-name="T4">Procedural generation</text:span></text:p>
            <text:p text:style-name="P6"><text:span text:style-name="T4">Algorithmic composition</text:span></text:p>
            <text:p text:style-name="P6"><text:span text:style-name="T4">...</text:span></text:p>
          </draw:text-box>
        </draw:frame>
        <presentation:notes draw:style-name="dp2">
          <draw:page-thumbnail draw:name="Shape 73" draw:style-name="gr1" draw:layer="layout" svg:width="16.932cm" svg:height="9.524cm" svg:x="1.059cm" svg:y="1.905cm" draw:page-number="4" presentation:class="page"/>
          <draw:frame draw:name="Shape 74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8"><text:span text:style-name="T6">I could throw lots of academic jargon at you, but at the end of the day it’s just about using computers as tools to create interactive audio visual environments</text:span></text:p>
            </draw:text-box>
          </draw:frame>
        </presentation:notes>
      </draw:page>
      <draw:page draw:name="Examples of interactive audio visual arts" draw:style-name="dp1" draw:master-page-name="Title_20_and_20_body" presentation:presentation-page-layout-name="AL2T1">
        <draw:frame draw:name="Shape 8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xamples of interactive audio visual arts</text:span></text:p>
          </draw:text-box>
        </draw:frame>
        <draw:frame draw:name="Shape 82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9"><text:span text:style-name="T4">Memo Atken</text:span></text:p>
            <text:p text:style-name="P6"><text:span text:style-name="T4">Amoeba dance: </text:span><text:span text:style-name="T7"><text:a xlink:href="http://www.memo.tv/amoeba-dance/" xlink:type="simple">http://www.memo.tv/amoeba-dance/</text:a></text:span></text:p>
            <text:p text:style-name="P6"><text:span text:style-name="T4">Glastonbury pi: </text:span><text:span text:style-name="T7"><text:a xlink:href="http://www.memo.tv/glastonbury-pi/" xlink:type="simple">http://www.memo.tv/glastonbury-pi/</text:a></text:span></text:p>
            <text:p text:style-name="P6"><text:span text:style-name="T4">Equilibrium: </text:span><text:span text:style-name="T7"><text:a xlink:href="http://www.memo.tv/equilibrium/" xlink:type="simple">http://www.memo.tv/equilibrium/</text:a></text:span></text:p>
            <text:p text:style-name="P6"><text:span text:style-name="T4">Paul Prudence</text:span></text:p>
            <text:p text:style-name="P6"><text:span text:style-name="T4">Cyclone </text:span><text:span text:style-name="T7"><text:a xlink:href="http://www.paulprudence.com/?p=553" xlink:type="simple">http://www.paulprudence.com/?p=553</text:a></text:span></text:p>
            <text:p text:style-name="P6"><text:span text:style-name="T4">Lumophore II </text:span><text:span text:style-name="T7"><text:a xlink:href="http://www.paulprudence.com/?p=589" xlink:type="simple">http://www.paulprudence.com/?p=589</text:a></text:span></text:p>
            <text:p text:style-name="P6"><text:span text:style-name="T4">Sphaerae Acoustic Study </text:span><text:span text:style-name="T7"><text:a xlink:href="http://www.paulprudence.com/?p=468" xlink:type="simple">http://www.paulprudence.com/?p=468</text:a></text:span></text:p>
            <text:p text:style-name="P6"><text:span text:style-name="T4"/></text:p>
          </draw:text-box>
        </draw:frame>
        <presentation:notes draw:style-name="dp2">
          <draw:page-thumbnail draw:name="Shape 78" draw:style-name="gr1" draw:layer="layout" svg:width="16.932cm" svg:height="9.524cm" svg:x="1.059cm" svg:y="1.905cm" draw:page-number="5" presentation:class="page"/>
          <draw:frame draw:name="Shape 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ols" draw:style-name="dp1" draw:master-page-name="Title_20_and_20_body" presentation:presentation-page-layout-name="AL2T1">
        <draw:frame draw:name="Shape 8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ools</text:span></text:p>
          </draw:text-box>
        </draw:frame>
        <draw:frame draw:name="Shape 88" presentation:style-name="pr5" draw:text-style-name="P7" draw:layer="layout" svg:width="23.667cm" svg:height="9.489cm" svg:x="0.866cm" svg:y="3.201cm" presentation:class="outline" presentation:user-transformed="true">
          <draw:text-box>
            <text:p text:style-name="P6"><text:span text:style-name="T4">Processing</text:span></text:p>
            <text:p text:style-name="P6"><text:span text:style-name="T4">Pure Data</text:span></text:p>
            <text:p text:style-name="P6"><text:span text:style-name="T4">Max MSP</text:span></text:p>
            <text:p text:style-name="P6"><text:span text:style-name="T4">openFrameworks</text:span></text:p>
            <text:p text:style-name="P6"><text:span text:style-name="T4">Cinder</text:span></text:p>
            <text:p text:style-name="P6"><text:span text:style-name="T4">Vvvv</text:span></text:p>
          </draw:text-box>
        </draw:frame>
        <presentation:notes draw:style-name="dp2">
          <draw:page-thumbnail draw:name="Shape 84" draw:style-name="gr1" draw:layer="layout" svg:width="16.932cm" svg:height="9.524cm" svg:x="1.059cm" svg:y="1.905cm" draw:page-number="6" presentation:class="page"/>
          <draw:frame draw:name="Shape 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rtual Reality " draw:style-name="dp1" draw:master-page-name="Main_20_point">
        <draw:frame draw:name="Shape 93" presentation:style-name="pr7" draw:text-style-name="P2" draw:layer="layout" svg:width="16.103cm" svg:height="11.362cm" svg:x="1.362cm" svg:y="1.462cm" presentation:class="title" presentation:user-transformed="true">
          <draw:text-box>
            <text:p text:style-name="P1"><text:span text:style-name="T5">Virtual Reality </text:span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7" presentation:class="page"/>
          <draw:frame draw:name="Shape 9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roxima Nova" svg:font-family="'Proxima Nova'"/>
    <style:font-face style:name="Arial" svg:font-family="Arial" style:font-pitch="variable"/>
    <style:font-face style:name="Caladea1" svg:font-family="Caladea" style:font-pitch="variable"/>
    <style:font-face style:name="Proxima Nova1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0272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63d297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63d29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Main_20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12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2.563cm" svg:height="4.412cm" svg:x="1.418cm" svg:y="3.493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19" draw:style-name="Mgr4" draw:text-style-name="MP9" draw:layer="backgroundobjects" svg:width="25.399cm" svg:height="0.271cm" svg:x="0cm" svg:y="14.016cm">
        <text:p><text:span text:style-name="MT2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10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3">
      <draw:frame draw:name="Shape 36" presentation:style-name="Mpr9" draw:text-style-name="MP6" draw:layer="backgroundobjects" svg:width="16.103cm" svg:height="11.362cm" svg:x="1.362cm" svg:y="1.462cm" presentation:class="title" presentation:user-transformed="true">
        <draw:text-box>
          <text:p/>
        </draw:text-box>
      </draw:frame>
      <draw:frame draw:name="Shape 37" presentation:style-name="Mpr10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5.1.0.3$Linux_X86_64 LibreOffice_project/</meta:generator>
  </office:meta>
</office:document-meta>
</file>